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0.562cm"/>
      <style:paragraph-properties style:writing-mode="lr-tb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fill-color="#000000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fill-color="#000000" draw:textarea-vertical-align="middle"/>
    </style:style>
    <style:style style:name="gr5" style:family="graphic" style:parent-style-name="objectwithoutfill">
      <style:graphic-properties draw:marker-end="Arrowheads_20_5" draw:marker-end-width="0.3cm" draw:fill="none" draw:fill-color="#000000" draw:textarea-vertical-align="middle"/>
    </style:style>
    <style:style style:name="gr6" style:family="graphic" style:parent-style-name="objectwithoutfill">
      <style:graphic-properties draw:marker-end="Arrowheads_20_6" draw:marker-end-width="0.3cm" draw:fill="none" draw:fill-color="#000000" draw:textarea-vertical-align="middle"/>
    </style:style>
    <style:style style:name="gr7" style:family="graphic" style:parent-style-name="objectwithoutfill">
      <style:graphic-properties draw:marker-end="Arrowheads_20_7" draw:marker-end-width="0.3cm" draw:fill="none" draw:fill-color="#000000" draw:textarea-vertical-align="middle"/>
    </style:style>
    <style:style style:name="gr8" style:family="graphic" style:parent-style-name="objectwithoutfill">
      <style:graphic-properties draw:marker-end="Arrowheads_20_8" draw:marker-end-width="0.3cm" draw:fill="none" draw:fill-color="#000000" draw:textarea-vertical-align="middle"/>
    </style:style>
    <style:style style:name="gr9" style:family="graphic" style:parent-style-name="objectwithoutfill">
      <style:graphic-properties draw:marker-end="Arrowheads_20_9" draw:marker-end-width="0.3cm" draw:fill="none" draw:fill-color="#000000" draw:textarea-vertical-align="middle"/>
    </style:style>
    <style:style style:name="gr10" style:family="graphic" style:parent-style-name="objectwithoutfill">
      <style:graphic-properties draw:marker-end="Arrowheads_20_13" draw:marker-end-width="0.3cm" draw:fill="none" draw:fill-color="#000000" draw:textarea-vertical-align="middle"/>
    </style:style>
    <style:style style:name="gr11" style:family="graphic" style:parent-style-name="objectwithoutfill">
      <style:graphic-properties draw:marker-end="Arrowheads_20_14" draw:marker-end-width="0.3cm" draw:fill="none" draw:fill-color="#000000" draw:textarea-vertical-align="middle"/>
    </style:style>
    <style:style style:name="gr12" style:family="graphic" style:parent-style-name="objectwithoutfill">
      <style:graphic-properties draw:marker-end="Arrowheads_20_15" draw:marker-end-width="0.3cm" draw:fill="none" draw:fill-color="#000000" draw:textarea-vertical-align="middle"/>
    </style:style>
    <style:style style:name="gr13" style:family="graphic" style:parent-style-name="objectwithoutfill">
      <style:graphic-properties draw:marker-end="Arrowheads_20_16" draw:marker-end-width="0.3cm" draw:fill="none" draw:fill-color="#000000" draw:textarea-vertical-align="middle"/>
    </style:style>
    <style:style style:name="gr14" style:family="graphic" style:parent-style-name="objectwithoutfill">
      <style:graphic-properties draw:marker-end="Arrowheads_20_17" draw:marker-end-width="0.3cm" draw:fill="none" draw:fill-color="#000000" draw:textarea-vertical-align="middle"/>
    </style:style>
    <style:style style:name="gr15" style:family="graphic" style:parent-style-name="objectwithoutfill">
      <style:graphic-properties draw:marker-end="Arrowheads_20_18" draw:marker-end-width="0.3cm" draw:fill="none" draw:fill-color="#000000" draw:textarea-vertical-align="middle"/>
    </style:style>
    <style:style style:name="gr16" style:family="graphic" style:parent-style-name="objectwithoutfill">
      <style:graphic-properties draw:marker-end="Arrowheads_20_19" draw:marker-end-width="0.3cm" draw:fill="none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18" style:family="graphic" style:parent-style-name="objectwithoutfill">
      <style:graphic-properties draw:marker-end="Arrowheads_20_20" draw:marker-end-width="0.3cm" draw:fill="none" draw:fill-color="#000000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8pt"/>
    </style:style>
    <style:style style:name="P6" style:family="paragraph">
      <loext:graphic-properties draw:fill-color="#000000"/>
      <style:paragraph-properties fo:text-align="center" style:writing-mode="lr-tb"/>
      <style:text-properties fo:font-size="8pt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111111" loext:opacity="100%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111111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cm" svg:height="1.5cm" svg:x="2.5cm" svg:y="3.25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cm" svg:height="1.5cm" svg:x="7cm" svg:y="4.5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cm" svg:height="1.5cm" svg:x="4cm" svg:y="8.75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cm" svg:height="1.5cm" svg:x="13cm" svg:y="7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5cm" svg:height="1.5cm" svg:x="17.25cm" svg:y="2.75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5cm" svg:height="0.5cm" svg:x="4.25cm" svg:y="5.75cm">
          <text:p text:style-name="P2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0.5cm" svg:height="0.5cm" svg:x="5.25cm" svg:y="2.25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0.5cm" svg:height="0.5cm" svg:x="10.75cm" svg:y="6cm">
          <text:p text:style-name="P2"><text:span text:style-name="T1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0.5cm" svg:height="0.5cm" svg:x="10.25cm" svg:y="9.5cm">
          <text:p text:style-name="P2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1" draw:id="id11" draw:layer="layout" svg:width="0.5cm" svg:height="0.5cm" svg:x="19.25cm" svg:y="1.75cm">
          <text:p text:style-name="P5"><text:span text:style-name="T2">A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curve" svg:x1="4cm" svg:y1="4cm" svg:x2="5.25cm" svg:y2="2.5cm" draw:start-shape="id1" draw:start-glue-point="10" draw:end-shape="id2" draw:end-glue-point="6" svg:d="M4000 4000c939 0 314-1500 1250-1500" svg:viewBox="0 0 1251 1501">
          <text:p/>
        </draw:connector>
        <draw:connector draw:style-name="gr4" draw:text-style-name="P7" draw:layer="layout" draw:type="curve" svg:x1="5.323cm" svg:y1="2.677cm" svg:x2="7.75cm" svg:y2="4.5cm" draw:start-shape="id2" draw:start-glue-point="7" draw:end-shape="id3" svg:d="M5323 2677c0 1423 2427 512 2427 1823" svg:viewBox="0 0 2428 1824">
          <text:p/>
        </draw:connector>
        <draw:connector draw:style-name="gr5" draw:text-style-name="P7" draw:layer="layout" draw:type="curve" svg:x1="2.719cm" svg:y1="4.531cm" svg:x2="4.25cm" svg:y2="6cm" draw:start-shape="id1" draw:start-glue-point="7" draw:end-shape="id4" draw:end-glue-point="6" svg:d="M2719 4531c0 980 510 1469 1531 1469" svg:viewBox="0 0 1532 1470">
          <text:p/>
        </draw:connector>
        <draw:connector draw:style-name="gr6" draw:text-style-name="P7" draw:layer="layout" draw:type="curve" svg:x1="4.5cm" svg:y1="6.25cm" svg:x2="4.75cm" svg:y2="8.75cm" draw:start-shape="id4" draw:start-glue-point="8" draw:end-shape="id5" draw:end-glue-point="4" svg:d="M4500 6250c0 1876 250 627 250 2500" svg:viewBox="0 0 251 2501">
          <text:p/>
        </draw:connector>
        <draw:connector draw:style-name="gr7" draw:text-style-name="P7" draw:layer="layout" draw:type="curve" svg:x1="4.677cm" svg:y1="5.823cm" svg:x2="7cm" svg:y2="5.25cm" draw:start-shape="id4" draw:start-glue-point="11" draw:end-shape="id3" draw:end-glue-point="6" svg:d="M4677 5823c1798 0 637-573 2323-573" svg:viewBox="0 0 2324 574">
          <text:p/>
        </draw:connector>
        <draw:connector draw:style-name="gr8" draw:text-style-name="P7" draw:layer="layout" draw:type="curve" svg:x1="8.5cm" svg:y1="5.25cm" svg:x2="11.177cm" svg:y2="6.073cm" draw:start-shape="id3" draw:start-glue-point="1" draw:end-shape="id6" draw:end-glue-point="11" svg:d="M8500 5250c1785 0 2677 274 2677 823" svg:viewBox="0 0 2678 824">
          <text:p/>
        </draw:connector>
        <draw:connector draw:style-name="gr9" draw:text-style-name="P7" draw:layer="layout" draw:type="curve" svg:x1="5.5cm" svg:y1="9.5cm" svg:x2="10.25cm" svg:y2="9.75cm" draw:start-shape="id5" draw:start-glue-point="1" draw:end-shape="id7" draw:end-glue-point="6" svg:d="M5500 9500c3564 0 1189 250 4750 250" svg:viewBox="0 0 4751 251">
          <text:p/>
        </draw:connector>
        <draw:connector draw:style-name="gr10" draw:text-style-name="P7" draw:layer="layout" draw:type="curve" svg:x1="10.75cm" svg:y1="9.75cm" svg:x2="13.219cm" svg:y2="8.281cm" draw:start-shape="id7" draw:start-glue-point="10" draw:end-shape="id8" draw:end-glue-point="7" svg:d="M10750 9750c1689 0 455-1469 2469-1469" svg:viewBox="0 0 2470 1470">
          <text:p/>
        </draw:connector>
        <draw:custom-shape draw:style-name="gr2" draw:text-style-name="P6" xml:id="id9" draw:id="id9" draw:layer="layout" svg:width="0.5cm" svg:height="0.5cm" svg:x="15.5cm" svg:y="5cm">
          <text:p text:style-name="P5"><text:span text:style-name="T2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svg:x1="10.75cm" svg:y1="9.75cm" svg:x2="7.75cm" svg:y2="6cm" draw:start-shape="id7" draw:start-glue-point="10" draw:end-shape="id3" draw:end-glue-point="8" svg:d="M10750 9750c753 0 628-1000-310-1281s-2690 157-2690-2469" svg:viewBox="0 0 3491 3751">
          <text:p/>
        </draw:connector>
        <draw:connector draw:style-name="gr12" draw:text-style-name="P7" draw:layer="layout" draw:type="curve" svg:x1="11cm" svg:y1="6.5cm" svg:x2="13.219cm" svg:y2="7.219cm" draw:start-shape="id6" draw:start-glue-point="8" draw:end-shape="id8" draw:end-glue-point="5" svg:d="M11000 6500c0 480 739 719 2219 719" svg:viewBox="0 0 2220 720">
          <text:p/>
        </draw:connector>
        <draw:connector draw:style-name="gr13" draw:text-style-name="P7" draw:layer="layout" draw:type="curve" svg:x1="13.75cm" svg:y1="7cm" svg:x2="15.75cm" svg:y2="5.5cm" draw:start-shape="id8" draw:start-glue-point="0" draw:end-shape="id9" draw:end-glue-point="8" svg:d="M13750 7000c0-1123 2000-374 2000-1500" svg:viewBox="0 0 2001 1501">
          <text:p/>
        </draw:connector>
        <draw:connector draw:style-name="gr14" draw:text-style-name="P7" draw:layer="layout" draw:type="curve" svg:x1="15.75cm" svg:y1="5cm" svg:x2="17.25cm" svg:y2="3.5cm" draw:start-shape="id9" draw:start-glue-point="4" draw:end-shape="id10" svg:d="M15750 5000c0-1000 500-1500 1500-1500" svg:viewBox="0 0 1501 1501">
          <text:p/>
        </draw:connector>
        <draw:connector draw:style-name="gr15" draw:text-style-name="P7" draw:layer="layout" draw:type="curve" svg:x1="18.75cm" svg:y1="3.5cm" svg:x2="19.5cm" svg:y2="2.25cm" draw:start-shape="id10" draw:end-shape="id11" draw:end-glue-point="8" svg:d="M18750 3500c500 0 750-416 750-1250" svg:viewBox="0 0 751 1251">
          <text:p/>
        </draw:connector>
        <draw:connector draw:style-name="gr16" draw:text-style-name="P7" draw:layer="layout" draw:type="curve" svg:x1="19.323cm" svg:y1="1.823cm" svg:x2="18cm" svg:y2="2.75cm" draw:start-shape="id11" draw:start-glue-point="5" draw:end-shape="id10" draw:end-glue-point="4" svg:d="M19323 1823c-882 0-1323 309-1323 927" svg:viewBox="0 0 1324 928">
          <text:p/>
        </draw:connector>
        <draw:frame draw:style-name="gr17" draw:text-style-name="P8" draw:layer="layout" svg:width="2.25cm" svg:height="1.353cm" svg:x="5.75cm" svg:y="2.147cm">
          <draw:text-box>
            <text:p><text:span text:style-name="T3">R = -1</text:span></text:p>
          </draw:text-box>
        </draw:frame>
        <draw:frame draw:style-name="gr17" draw:text-style-name="P8" draw:layer="layout" svg:width="2.25cm" svg:height="1.353cm" svg:x="16cm" svg:y="5cm">
          <draw:text-box>
            <text:p><text:span text:style-name="T3">R = -1</text:span></text:p>
          </draw:text-box>
        </draw:frame>
        <draw:frame draw:style-name="gr17" draw:text-style-name="P8" draw:layer="layout" svg:width="2.25cm" svg:height="1.353cm" svg:x="18.75cm" svg:y="1.147cm">
          <draw:text-box>
            <text:p><text:span text:style-name="T3">R = 0</text:span></text:p>
          </draw:text-box>
        </draw:frame>
        <draw:frame draw:style-name="gr17" draw:text-style-name="P8" draw:layer="layout" svg:width="2.25cm" svg:height="1.353cm" svg:x="11.25cm" svg:y="5.5cm">
          <draw:text-box>
            <text:p><text:span text:style-name="T3">R = -1</text:span></text:p>
          </draw:text-box>
        </draw:frame>
        <draw:frame draw:style-name="gr17" draw:text-style-name="P8" draw:layer="layout" svg:width="2.25cm" svg:height="1.353cm" svg:x="9.75cm" svg:y="10.147cm">
          <draw:text-box>
            <text:p><text:span text:style-name="T3">R = -5</text:span></text:p>
          </draw:text-box>
        </draw:frame>
        <draw:frame draw:style-name="gr17" draw:text-style-name="P8" draw:layer="layout" svg:width="2.25cm" svg:height="1.353cm" svg:x="4.75cm" svg:y="6.147cm">
          <draw:text-box>
            <text:p><text:span text:style-name="T3">R = 1</text:span></text:p>
          </draw:text-box>
        </draw:frame>
        <draw:frame draw:style-name="gr17" draw:text-style-name="P9" draw:layer="layout" svg:width="2.25cm" svg:height="1.353cm" svg:x="4.75cm" svg:y="4.75cm">
          <draw:text-box>
            <text:p><text:span text:style-name="T4">P = 0.1</text:span></text:p>
          </draw:text-box>
        </draw:frame>
        <draw:frame draw:style-name="gr17" draw:text-style-name="P9" draw:layer="layout" svg:width="2.25cm" svg:height="1.353cm" svg:x="2.75cm" svg:y="7cm">
          <draw:text-box>
            <text:p><text:span text:style-name="T4">P = 0.9</text:span></text:p>
          </draw:text-box>
        </draw:frame>
        <draw:frame draw:style-name="gr17" draw:text-style-name="P9" draw:layer="layout" svg:width="2.25cm" svg:height="1.353cm" svg:x="9cm" svg:y="7.25cm">
          <draw:text-box>
            <text:p><text:span text:style-name="T4">P = 0.5</text:span></text:p>
          </draw:text-box>
        </draw:frame>
        <draw:frame draw:style-name="gr17" draw:text-style-name="P9" draw:layer="layout" svg:width="2.25cm" svg:height="1.353cm" svg:x="12cm" svg:y="9cm">
          <draw:text-box>
            <text:p><text:span text:style-name="T4">P = 0.5</text:span></text:p>
          </draw:text-box>
        </draw:frame>
        <draw:connector draw:style-name="gr18" draw:text-style-name="P7" draw:layer="layout" draw:type="curve" svg:x1="8.281cm" svg:y1="4.719cm" svg:x2="15.5cm" svg:y2="5.25cm" draw:start-shape="id3" draw:start-glue-point="11" draw:end-shape="id9" draw:end-glue-point="6" svg:d="M8281 4719c5580 0 1971 531 7219 531" svg:viewBox="0 0 7220 53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09:32:09.211864501</meta:creation-date>
    <dc:date>2021-08-05T17:26:23.983095608</dc:date>
    <meta:editing-duration>PT7H32M59S</meta:editing-duration>
    <meta:editing-cycles>5</meta:editing-cycles>
    <meta:generator>LibreOffice/7.1.5.2$Linux_X86_64 LibreOffice_project/10$Build-2</meta:generator>
    <meta:document-statistic meta:object-count="36"/>
  </office:meta>
</office:document-meta>
</file>